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51pt solid #000000" style:shadow="none">
        <style:tab-stops>
          <style:tab-stop style:position="1.0516in"/>
        </style:tab-stops>
      </style:paragraph-properties>
    </style:style>
    <style:style style:name="P2" style:family="paragraph" style:parent-style-name="Standard">
      <style:paragraph-properties fo:padding-left="0in" fo:padding-right="0in" fo:padding-top="0in" fo:padding-bottom="0.0138in" fo:border-left="none" fo:border-right="none" fo:border-top="none" fo:border-bottom="0.51pt solid #000000" style:shadow="none">
        <style:tab-stops>
          <style:tab-stop style:position="1.0516in"/>
        </style:tab-stops>
      </style:paragraph-properties>
      <style:text-properties style:font-name="Times New Roman" fo:font-size="14pt" style:font-size-asian="14pt" style:font-name-complex="Times New Roman" style:font-size-complex="14pt"/>
    </style:style>
    <style:style style:name="P3" style:family="paragraph" style:parent-style-name="Standard">
      <style:text-properties style:font-name="Times New Roman" fo:font-size="14pt" style:font-size-asian="14pt" style:font-name-complex="Times New Roman" style:font-size-complex="14pt"/>
    </style:style>
    <style:style style:name="P4" style:family="paragraph" style:parent-style-name="Standard">
      <style:paragraph-properties>
        <style:tab-stops>
          <style:tab-stop style:position="1.0516in"/>
        </style:tab-stops>
      </style:paragraph-properties>
      <style:text-properties style:font-name="Times New Roman" fo:font-size="14pt" style:font-size-asian="14pt" style:font-name-complex="Times New Roman" style:font-size-complex="14pt"/>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paragraph-properties>
        <style:tab-stops>
          <style:tab-stop style:position="1.0516in"/>
        </style:tab-stops>
      </style:paragraph-properties>
    </style:style>
    <style:style style:name="P7" style:family="paragraph" style:parent-style-name="Normal">
      <style:paragraph-properties fo:margin-left="-0.0035in" fo:margin-right="0in" fo:margin-top="0in" fo:margin-bottom="0.1098in" loext:contextual-spacing="false" fo:line-height="107%" fo:orphans="2" fo:widows="2" fo:hyphenation-ladder-count="no-limit" fo:text-indent="-0.0071in" style:auto-text-indent="false" style:vertical-align="auto">
        <style:tab-stops/>
      </style:paragraph-properties>
      <style:text-properties fo:color="#000000" style:font-name="Times New Roman" fo:font-size="14pt" style:font-name-asian="Times New Roman" style:font-size-asian="14pt" style:font-name-complex="Times New Roman" fo:hyphenate="true"/>
    </style:style>
    <style:style style:name="P8" style:family="paragraph" style:parent-style-name="Standard">
      <style:paragraph-properties>
        <style:tab-stops>
          <style:tab-stop style:position="1.0516in"/>
        </style:tab-stops>
      </style:paragraph-properties>
      <style:text-properties style:font-name="Times New Roman" fo:font-size="14pt" style:font-size-asian="14pt" style:font-name-complex="Times New Roman" style:font-size-complex="14pt"/>
    </style:style>
    <style:style style:name="P9" style:family="paragraph" style:parent-style-name="Standard">
      <style:paragraph-properties>
        <style:tab-stops>
          <style:tab-stop style:position="1.0516in"/>
        </style:tab-stops>
      </style:paragraph-properties>
      <style:text-properties style:font-name="Times New Roman" fo:font-size="14pt" officeooo:paragraph-rsid="000b64c7" style:font-size-asian="14pt" style:font-name-complex="Times New Roman" style:font-size-complex="14pt"/>
    </style:style>
    <style:style style:name="P10" style:family="paragraph" style:parent-style-name="Standard">
      <style:paragraph-properties>
        <style:tab-stops>
          <style:tab-stop style:position="1.0516in"/>
        </style:tab-stops>
      </style:paragraph-properties>
      <style:text-properties style:font-name="Times New Roman" fo:font-size="14pt" officeooo:rsid="000b64c7" officeooo:paragraph-rsid="000b64c7" style:font-size-asian="14pt" style:font-name-complex="Times New Roman" style:font-size-complex="14pt"/>
    </style:style>
    <style:style style:name="P11" style:family="paragraph" style:parent-style-name="Standard">
      <style:paragraph-properties fo:padding-left="0in" fo:padding-right="0in" fo:padding-top="0in" fo:padding-bottom="0.0138in" fo:border-left="none" fo:border-right="none" fo:border-top="none" fo:border-bottom="0.51pt solid #000000" style:shadow="none">
        <style:tab-stops>
          <style:tab-stop style:position="1.0516in"/>
        </style:tab-stops>
      </style:paragraph-properties>
      <style:text-properties style:font-name="Times New Roman" fo:font-size="14pt" style:font-size-asian="14pt" style:font-name-complex="Times New Roman" style:font-size-complex="14pt"/>
    </style:style>
    <style:style style:name="P12" style:family="paragraph" style:parent-style-name="Standard" style:master-page-name="MP0">
      <style:paragraph-properties fo:text-align="center" style:justify-single-word="false" style:page-number="auto" fo:break-before="page" fo:padding-left="0in" fo:padding-right="0in" fo:padding-top="0in" fo:padding-bottom="0.0138in" fo:border-left="none" fo:border-right="none" fo:border-top="none" fo:border-bottom="0.51pt solid #000000" style:shadow="none"/>
      <style:text-properties style:font-name="Times New Roman" fo:font-size="20pt" style:font-size-asian="20pt" style:font-name-complex="Times New Roman" style:font-size-complex="20pt"/>
    </style:style>
    <style:style style:name="T1" style:family="text">
      <style:text-properties style:font-name="Times New Roman" fo:font-size="14pt" style:font-size-asian="14pt" style:font-name-complex="Times New Roman" style:font-size-complex="14pt"/>
    </style:style>
    <style:style style:name="T2" style:family="text">
      <style:text-properties fo:font-weight="bold" style:font-weight-asian="bold"/>
    </style:style>
    <style:style style:name="T3" style:family="text">
      <style:text-properties officeooo:rsid="000b64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KompyuterM3chakrs</text:span></text:p>
      <text:p text:style-name="P3">Week of (Date):July 12, 2019, Friday</text:p>
      <text:p text:style-name="P3"/>
      <text:p text:style-name="P3">Team Members Active this Week:Nathan Bellew, Keren Angeles, Melanie Grumley</text:p>
      <text:p text:style-name="P5"/>
      <text:p text:style-name="P5"/>
      <text:p text:style-name="P5"/>
      <text:p text:style-name="P5"/>
      <text:p text:style-name="P5"/>
      <text:p text:style-name="P5"/>
      <text:p text:style-name="P3"/>
      <text:p text:style-name="P3"/>
      <text:p text:style-name="P3">Weekly Update of Project/Research (Summarized by Team Lead):</text:p>
      <text:p text:style-name="P3"><text:tab/><text:span text:style-name="T3">Due to the inability to continue the Reverse Engineering project, we have been re-assigned to working with Tensorflow, FastAI, and PyTorch in new Malicious URL Detection project.</text:span></text:p>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tab/></text:p>
      <text:p text:style-name="P2">Name: Nathan Bellew<text:tab/><text:tab/><text:tab/><text:tab/>Hours worked this week:</text:p>
      <text:p text:style-name="P4">Please explain in detail what you worked on this week.</text:p>
      <text:p text:style-name="P10">Installed and setup experiments to be worked on with Tensorflow-Keras for the Malicious URL project. </text:p>
      <text:p text:style-name="P4"/>
      <text:p text:style-name="P4">What are the outcomes of your research and time for the week?</text:p>
      <text:p text:style-name="P4"/>
      <text:p text:style-name="P10">All Experiments are successful with no bugs. </text:p>
      <text:p text:style-name="P4"/>
      <text:p text:style-name="P4"/>
      <text:p text:style-name="P4">Please describe any roadblocks or difficulties you experienced in your research this week.</text:p>
      <text:p text:style-name="P9"><text:span text:style-name="T3">We essentially had to learn about the basics of Tensorflow-Keras in about 3 days to get a working model. </text:span></text:p>
      <text:p text:style-name="P4"/>
      <text:p text:style-name="P4"/>
      <text:p text:style-name="P4">What are your next steps moving forward?</text:p>
      <text:p text:style-name="P4"/>
      <text:p text:style-name="P10">Increase the number of tests, so that training can be more precise for the Tensorflow-Keras, we need to update the README.md on the github as well as make the experiments more readable. Following this we will start working on the PyTorch equivalent for the Malicious URL project. </text:p>
      <text:p text:style-name="P4"/>
      <text:p text:style-name="P4"/>
      <text:p text:style-name="P4"/>
      <text:p text:style-name="P4"/>
      <text:p text:style-name="P4"/>
      <text:p text:style-name="P2"/>
      <text:p text:style-name="P2"><text:soft-page-break/>Name: Melanie Grumley<text:tab/><text:tab/><text:tab/><text:tab/>Hours worked this week: 27.5</text:p>
      <text:p text:style-name="P4">Please explain in detail what you worked on this week.</text:p>
      <text:p text:style-name="P7">I continued learning networking and began learning about Keras Tensorflow in order to understand a side project that Dr. Basnet asked my team to work on.</text:p>
      <text:p text:style-name="P4"/>
      <text:p text:style-name="P4">What are the outcomes of your research and time for the week?</text:p>
      <text:p text:style-name="P4">In learning certain portions of machine learning and data science, I hope to be able to understand and participate in Dr. Basnet’s project which uses machine learning to filter out malicious URLs from benign URLs.</text:p>
      <text:p text:style-name="P4"/>
      <text:p text:style-name="P4"/>
      <text:p text:style-name="P4">Please describe any roadblocks or difficulties you experienced in your research this week.</text:p>
      <text:p text:style-name="P4">I find myself extraordinarily behind my peers this time as far as knowing what’s going on but I’m catching up slowly.</text:p>
      <text:p text:style-name="P4"/>
      <text:p text:style-name="P4"/>
      <text:p text:style-name="P4"/>
      <text:p text:style-name="P4">What are your next steps moving forward?</text:p>
      <text:p text:style-name="P2">Continue learning about Keras, Tensorflow, and machine learning.</text:p>
      <text:p text:style-name="P2"/>
      <text:p text:style-name="P2"/>
      <text:p text:style-name="P2"/>
      <text:p text:style-name="P2"/>
      <text:p text:style-name="P2"/>
      <text:p text:style-name="P2"/>
      <text:p text:style-name="P2"/>
      <text:p text:style-name="P2"/>
      <text:p text:style-name="P2"><text:soft-page-break/>Name: Keren Angeles<text:tab/><text:tab/><text:tab/><text:tab/>Hours worked this week: 28.5 hrs</text:p>
      <text:p text:style-name="P4">Please explain in detail what you worked on this week.</text:p>
      <text:p text:style-name="P4">This week I learned about Machine Learning as a side project for Dr. Basnet</text:p>
      <text:p text:style-name="P4"/>
      <text:p text:style-name="P4">What are the outcomes of your research and time for the week?</text:p>
      <text:p text:style-name="P4">During this self study I learned about Machine Learning, Tensorflow and how to train machine in recognizing malicious URLs</text:p>
      <text:p text:style-name="P4"/>
      <text:p text:style-name="P4"/>
      <text:p text:style-name="P4">Please describe any roadblocks or difficulties you experienced in your research this week.</text:p>
      <text:p text:style-name="P4">There are some concepts that are very difficult to understand about machine learning. I was able to get jupyter notebook working on my computer and now trying to incorporate Google Colab with it.</text:p>
      <text:p text:style-name="P4"/>
      <text:p text:style-name="P4">What are your next steps moving forward?</text:p>
      <text:p text:style-name="P6"><text:span text:style-name="Default_20_Paragraph_20_Font"><text:span text:style-name="T1">Moving forward, now I have to attempt to replicate an experiment using either Tensorflow, Keras, or Thean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padding-left="0in" fo:padding-right="0in" fo:padding-top="0in" fo:padding-bottom="0.0138in" fo:border-left="none" fo:border-right="none" fo:border-top="none" fo:border-bottom="0.51pt solid #000000" style:shadow="none">
        <style:tab-stops>
          <style:tab-stop style:position="1.0516in"/>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solid #000000" fo:padding-top="0.1598in" fo:padding-bottom="0.1598in" fo:padding-left="0.6598in" fo:padding-right="0.6598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Koukoulas, Angelika C</meta:initial-creator>
    <meta:creation-date>2019-07-12T21:45:00Z</meta:creation-date>
    <dc:date>2019-07-12T18:44:59.966633380</dc:date>
    <meta:editing-cycles>3</meta:editing-cycles>
    <meta:editing-duration>PT9M55S</meta:editing-duration>
    <meta:document-statistic meta:table-count="0" meta:image-count="0" meta:object-count="0" meta:page-count="4" meta:paragraph-count="33" meta:word-count="463" meta:character-count="2834" meta:non-whitespace-character-count="23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